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2">
      <style:text-properties officeooo:paragraph-rsid="001f4726"/>
    </style:style>
    <style:style style:name="P4" style:family="paragraph" style:parent-style-name="Text_20_body">
      <style:text-properties fo:font-size="20pt" fo:font-weight="bold" fo:background-color="#ffff00" style:font-size-asian="20pt" style:font-weight-asian="bold" style:font-size-complex="20pt" style:font-weight-complex="bold"/>
    </style:style>
    <style:style style:name="P5" style:family="paragraph" style:parent-style-name="Text_20_body">
      <style:text-properties officeooo:paragraph-rsid="001f4726"/>
    </style:style>
    <style:style style:name="P6" style:family="paragraph" style:parent-style-name="Preformatted_20_Text">
      <style:paragraph-properties fo:margin-top="0cm" fo:margin-bottom="0.499cm" loext:contextual-spacing="false"/>
    </style:style>
    <style:style style:name="P7" style:family="paragraph" style:parent-style-name="Heading_20_3">
      <style:text-properties fo:font-size="18pt" style:font-size-asian="18pt" style:font-size-complex="18pt"/>
    </style:style>
    <style:style style:name="P8" style:family="paragraph">
      <style:paragraph-properties fo:text-align="center"/>
    </style:style>
    <style:style style:name="T1" style:family="text">
      <style:text-properties officeooo:rsid="001ca544"/>
    </style:style>
    <style:style style:name="T2" style:family="text">
      <style:text-properties fo:color="#ff3333"/>
    </style:style>
    <style:style style:name="T3" style:family="text">
      <style:text-properties fo:color="#0000ff"/>
    </style:style>
    <style:style style:name="T4" style:family="text">
      <style:text-properties fo:color="#00cc00"/>
    </style:style>
    <style:style style:name="T5" style:family="text">
      <style:text-properties style:text-underline-style="solid" style:text-underline-width="auto" style:text-underline-color="font-color"/>
    </style:style>
    <style:style style:name="T6" style:family="text">
      <style:text-properties fo:color="#ff33ff"/>
    </style:style>
    <style:style style:name="T7" style:family="text">
      <style:text-properties fo:color="#00fff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a competencia finaliza el 31 de Julio de 2018</text:p>
      <text:h text:style-name="Heading_20_2" text:outline-level="2">Introducción</text:h>
      <text:p text:style-name="Standard"/>
      <text:p text:style-name="Text_20_body">La subasta de avisos en tiempo real (<text:span text:style-name="Emphasis">Real-Time Bidding</text:span> en inglés) es la técnica más relevante de los últimos años en cuanto a publicidad en línea, cualquiera sea el dispositivo. Miles de millones de impresiones de a<text:span text:style-name="T1">nu</text:span>cios se compran diariamente en subastas públicas llevadas a cabo por martilleros virtuales. La subasta es por cada impresión, independientemente, y todo el proceso ocurre en menos de 100 milisegundos. En este contexto, plataformas de demanda como <text:a xlink:type="simple" xlink:href="https://jampp.com/" text:style-name="Internet_20_link" text:visited-style-name="Visited_20_Internet_20_Link"><text:span text:style-name="Strong_20_Emphasis">Jampp</text:span></text:a><text:span text:style-name="Strong_20_Emphasis">,</text:span> tienen la tarea de ayudar a sus clientes a administrar y optimizar las campañas en estas subastas. Para esto, es central poder predecir la probabilidad de que un anuncio sea activado y poder así asignarle un valor en la subasta.</text:p>
      <text:p text:style-name="Text_20_body">En esta competencia, Jampp nos propone trabajar sobre una semana de datos para construir un modelo capaz de predecir si un usuario hará <text:span text:style-name="Emphasis">click</text:span> en un determinado aviso.</text:p>
      <text:p text:style-name="Standard"/>
      <text:h text:style-name="Heading_20_2" text:outline-level="2">Evaluación</text:h>
      <text:p text:style-name="Standard"/>
      <text:p text:style-name="Text_20_body">La evaluación se hará en función del área sobre la curva. La misma dará lugar al 80% del puntaje final. Para el 20% restante se debe enviar un reporte en PDF describiendo el método utilizado. Un jurado asignará el resto del puntaje teniendo en cuenta originalidad, claridad expositiva y conceptual de la solución propuesta. </text:p>
      <text:p text:style-name="Text_20_body">El formato para la respuesta deberá ser como en el archivo de ejemplo: dos columnas, la primera con cada uno de los números enteros del 1 al 1139639 y la segunda columna deberá indicar la probabilidad de <text:span text:style-name="Emphasis">click</text:span> para dicho registro.</text:p>
      <text:p text:style-name="Preformatted_20_Text">1,0.02</text:p>
      <text:p text:style-name="Preformatted_20_Text">2,0.96</text:p>
      <text:p text:style-name="Preformatted_20_Text">3,0.83</text:p>
      <text:p text:style-name="Preformatted_20_Text">4,0.33</text:p>
      <text:p text:style-name="Preformatted_20_Text">...</text:p>
      <text:p text:style-name="Preformatted_20_Text">1139638,0.08</text:p>
      <text:p text:style-name="P6">1139639,0.11</text:p>
      <text:h text:style-name="Heading_20_2" text:outline-level="2">Descripción</text:h>
      <text:p text:style-name="Standard"/>
      <text:list xml:id="list436133070870542396" text:style-name="L1">
        <text:list-item>
          <text:p text:style-name="P1"><text:span text:style-name="Strong_20_Emphasis">Entrenamiento</text:span>. Los archivos de entrenamiento ('ctr_n.csv' files) consisten en una porción de los datos de <text:span text:style-name="Emphasis">clicks</text:span> de Jampp en el transcurso de una semana. Estos registros no están necesariamente en orden cronológico. Sin embargo, hay una columna que refiere al tiempo en el que ocurren los mismos.</text:p>
        </text:list-item>
        <text:list-item>
          <text:p text:style-name="P1"><text:span text:style-name="Strong_20_Emphasis">test</text:span>. En el conjunto de prueba ('ctr_test.csv') se tiene una muestra del tráfico recibido por Jampp en la siguiente semana, obtenidos de forma similar al conjunto de entrenamiento. No se tiene para estos la columna "Label". Sobre estos registros es que se deberá predecir el <text:soft-page-break/>valor de esta columna faltante. Contiene además una columna "id" que identifica el registro y será necesaria para la entrega</text:p>
        </text:list-item>
        <text:list-item>
          <text:p text:style-name="P1"><text:span text:style-name="Strong_20_Emphasis">ejemploRespuesta.csv</text:span>. Un ejemplo de archivo de respuesta con los valores generados aleatoriamente.</text:p>
        </text:list-item>
      </text:list>
      <text:p text:style-name="Standard"/>
      <text:h text:style-name="P7" text:outline-level="3">Campos</text:h>
      <text:p text:style-name="Standard"/>
      <text:p text:style-name="Text_20_body">Las <text:span text:style-name="T5">variables categoricas</text:span> fueron transformadas vía <text:span text:style-name="Emphasis">hash</text:span> para anonimizarlas. Notar que <text:span text:style-name="T5">puede haber</text:span>, además, <text:span text:style-name="T5">archivos faltantes</text:span>.</text:p>
      <text:list xml:id="list798176900835017663" text:style-name="L2">
        <text:list-item>
          <text:p text:style-name="P2"><text:span text:style-name="Strong_20_Emphasis">Label</text:span>. Variable objetivo que indica si dicho aviso fue <text:span text:style-name="Emphasis">clickeado</text:span> (1) o no (0).</text:p>
        </text:list-item>
        <text:list-item>
          <text:p text:style-name="P2"><text:span text:style-name="Strong_20_Emphasis"><text:span text:style-name="T2">action</text:span></text:span><text:span text:style-name="Strong_20_Emphasis">_categorical_0</text:span>: Identificador de unidad de Negocio, nivel 1. A cada unidad de nivel uno puede corresponderles varias unidades de nivel 2 (pero no al revés).</text:p>
        </text:list-item>
        <text:list-item>
          <text:p text:style-name="P2"><text:span text:style-name="Strong_20_Emphasis"><text:span text:style-name="T2">action</text:span></text:span><text:span text:style-name="Strong_20_Emphasis">_categorical_1</text:span>: Identificador de unidad de Negocio, nivel 2.</text:p>
        </text:list-item>
        <text:list-item>
          <text:p text:style-name="P2"><text:span text:style-name="Strong_20_Emphasis"><text:span text:style-name="T2">action</text:span></text:span><text:span text:style-name="Strong_20_Emphasis">_categorical_2</text:span>: Identificador de unidad de Negocio, nivel 3.</text:p>
        </text:list-item>
        <text:list-item>
          <text:p text:style-name="P2"><text:span text:style-name="Strong_20_Emphasis"><text:span text:style-name="T2">action</text:span></text:span><text:span text:style-name="Strong_20_Emphasis">_categorical_3</text:span>: Identificador de unidad de Negocio, nivel 4.</text:p>
        </text:list-item>
        <text:list-item>
          <text:p text:style-name="P2"><text:span text:style-name="Strong_20_Emphasis"><text:span text:style-name="T2">action</text:span></text:span><text:span text:style-name="Strong_20_Emphasis">_categorical_4</text:span>: Identificador de unidad de Negocio, nivel 5.</text:p>
          <text:p text:style-name="P2"><draw:line text:anchor-type="paragraph" draw:z-index="1" draw:name="Forma1" draw:style-name="gr1" draw:text-style-name="P8" svg:x1="0.787cm" svg:y1="0.296cm" svg:x2="17.509cm" svg:y2="0.375cm"><text:p/></draw:line></text:p>
        </text:list-item>
        <text:list-item>
          <text:p text:style-name="P2"><text:span text:style-name="Strong_20_Emphasis"><text:span text:style-name="T2">action</text:span></text:span><text:span text:style-name="Strong_20_Emphasis">_categorical_5</text:span>: Una variable categórica.</text:p>
        </text:list-item>
        <text:list-item>
          <text:p text:style-name="P2"><text:span text:style-name="Strong_20_Emphasis"><text:span text:style-name="T2">action</text:span></text:span><text:span text:style-name="Strong_20_Emphasis">_categorical_6</text:span>: Una variable categórica.</text:p>
        </text:list-item>
        <text:list-item>
          <text:p text:style-name="P2"><text:span text:style-name="Strong_20_Emphasis"><text:span text:style-name="T2">action</text:span></text:span><text:span text:style-name="Strong_20_Emphasis">_categorical_7</text:span>: Una variable categórica.</text:p>
          <text:p text:style-name="P2"><draw:line text:anchor-type="paragraph" draw:z-index="2" draw:name="Forma1" draw:style-name="gr1" draw:text-style-name="P8" svg:x1="0.654cm" svg:y1="0.434cm" svg:x2="17.376cm" svg:y2="0.513cm"><text:p/></draw:line></text:p>
        </text:list-item>
        <text:list-item>
          <text:p text:style-name="P2"><text:span text:style-name="Strong_20_Emphasis"><text:span text:style-name="T2">action</text:span></text:span><text:span text:style-name="Strong_20_Emphasis">_list_0</text:span>: Lista de categorías relacionadas con la subasta.</text:p>
        </text:list-item>
        <text:list-item>
          <text:p text:style-name="P2"><text:span text:style-name="Strong_20_Emphasis"><text:span text:style-name="T2">action</text:span></text:span><text:span text:style-name="Strong_20_Emphasis">_list_1</text:span>: Lista de categorías relacionadas con la subasta.</text:p>
        </text:list-item>
        <text:list-item>
          <text:p text:style-name="P2"><text:span text:style-name="Strong_20_Emphasis"><text:span text:style-name="T2">action</text:span></text:span><text:span text:style-name="Strong_20_Emphasis">_list_2</text:span>: Lista de categorías relacionadas con la subasta.</text:p>
        </text:list-item>
      </text:list>
      <text:p text:style-name="Text_20_body"><draw:line text:anchor-type="paragraph" draw:z-index="0" draw:name="Forma1" draw:style-name="gr1" draw:text-style-name="P8" svg:x1="0.654cm" svg:y1="0.434cm" svg:x2="17.376cm" svg:y2="0.513cm"><text:p/></draw:line></text:p>
      <text:list xml:id="list183207895406052" text:continue-numbering="true" text:style-name="L2">
        <text:list-item>
          <text:p text:style-name="P2"><text:span text:style-name="Strong_20_Emphasis"><text:span text:style-name="T3">auction</text:span></text:span><text:span text:style-name="Strong_20_Emphasis">_</text:span><text:span text:style-name="Strong_20_Emphasis"><text:span text:style-name="T6">time</text:span></text:span>: Tiempo en el que ocurrió la subasta. El tiempo está en formato <text:span text:style-name="Emphasis">unix</text:span> (o sea, <text:span text:style-name="Emphasis">epoch time</text:span>).</text:p>
        </text:list-item>
        <text:list-item>
          <text:p text:style-name="P2"><text:span text:style-name="Strong_20_Emphasis"><text:span text:style-name="T3">auction</text:span></text:span><text:span text:style-name="Strong_20_Emphasis">_</text:span><text:span text:style-name="Strong_20_Emphasis"><text:span text:style-name="T6">age</text:span></text:span>: Edad del usuario/a</text:p>
        </text:list-item>
        <text:list-item>
          <text:p text:style-name="P2"><text:span text:style-name="Strong_20_Emphasis"><text:span text:style-name="T3">auction</text:span></text:span><text:span text:style-name="Strong_20_Emphasis">_</text:span><text:span text:style-name="Strong_20_Emphasis"><text:span text:style-name="T6">bidfloor</text:span></text:span>: Mínimo valor de entrada a la subasta.</text:p>
          <text:p text:style-name="P2"><draw:line text:anchor-type="paragraph" draw:z-index="3" draw:name="Forma1" draw:style-name="gr1" draw:text-style-name="P8" svg:x1="0.654cm" svg:y1="0.434cm" svg:x2="17.376cm" svg:y2="0.513cm"><text:p/></draw:line></text:p>
        </text:list-item>
        <text:list-item>
          <text:p text:style-name="P2"><text:span text:style-name="Strong_20_Emphasis"><text:span text:style-name="T3">auction</text:span></text:span><text:span text:style-name="Strong_20_Emphasis">_</text:span><text:span text:style-name="Strong_20_Emphasis"><text:span text:style-name="T7">boolean_0</text:span></text:span>: Atributo de la subasta, codificado en una variable binaria.</text:p>
        </text:list-item>
        <text:list-item>
          <text:p text:style-name="P2"><text:span text:style-name="Strong_20_Emphasis"><text:span text:style-name="T3">auction</text:span></text:span><text:span text:style-name="Strong_20_Emphasis">_</text:span><text:span text:style-name="Strong_20_Emphasis"><text:span text:style-name="T7">boolean_1</text:span></text:span>: Atributo de la subasta, codificado en una variable binaria.</text:p>
        </text:list-item>
        <text:list-item>
          <text:p text:style-name="P2"><text:soft-page-break/><text:span text:style-name="Strong_20_Emphasis"><text:span text:style-name="T3">auction</text:span></text:span><text:span text:style-name="Strong_20_Emphasis">_</text:span><text:span text:style-name="Strong_20_Emphasis"><text:span text:style-name="T7">boolean_2</text:span></text:span>: Atributo de la subasta, codificado en una variable binaria.</text:p>
        </text:list-item>
        <text:list-item>
          <text:p text:style-name="P2"><draw:line text:anchor-type="paragraph" draw:z-index="4" draw:name="Forma1" draw:style-name="gr1" draw:text-style-name="P8" svg:x1="0.654cm" svg:y1="0.434cm" svg:x2="17.376cm" svg:y2="0.513cm"><text:p/></draw:line></text:p>
        </text:list-item>
        <text:list-item>
          <text:p text:style-name="P2"><text:span text:style-name="Strong_20_Emphasis"><text:span text:style-name="T3">auction</text:span></text:span><text:span text:style-name="Strong_20_Emphasis">_categorical_0</text:span>: El identificador de una entidad relacionada con la subasta.</text:p>
        </text:list-item>
        <text:list-item>
          <text:p text:style-name="P2"><text:span text:style-name="Strong_20_Emphasis"><text:span text:style-name="T3">auction</text:span></text:span><text:span text:style-name="Strong_20_Emphasis">_categorical_1</text:span>: El identificador de una entidad relacionada con la subasta.</text:p>
        </text:list-item>
        <text:list-item>
          <text:p text:style-name="P3"><text:span text:style-name="Strong_20_Emphasis"><text:span text:style-name="T3">auction</text:span></text:span><text:span text:style-name="Strong_20_Emphasis">_categorical_7</text:span>: El identificador de una entidad relacionada con la subasta.</text:p>
        </text:list-item>
        <text:list-item>
          <text:p text:style-name="P3"><text:span text:style-name="Strong_20_Emphasis"><text:span text:style-name="T3">auction</text:span></text:span><text:span text:style-name="Strong_20_Emphasis">_categorical_8</text:span>: El identificador de una entidad relacionada con la subasta.</text:p>
        </text:list-item>
        <text:list-item>
          <text:p text:style-name="P3"><text:span text:style-name="Strong_20_Emphasis"><text:span text:style-name="T3">auction</text:span></text:span><text:span text:style-name="Strong_20_Emphasis">_categorical_9</text:span>: El identificador de una entidad relacionada con la subasta.</text:p>
        </text:list-item>
        <text:list-item>
          <text:p text:style-name="P3"><text:span text:style-name="Strong_20_Emphasis"><text:span text:style-name="T3">auction</text:span></text:span><text:span text:style-name="Strong_20_Emphasis">_categorical_11</text:span>: El identificador de una entidad relacionada con la subasta.</text:p>
          <text:p text:style-name="P3"><draw:line text:anchor-type="paragraph" draw:z-index="5" draw:name="Forma1" draw:style-name="gr1" draw:text-style-name="P8" svg:x1="0.681cm" svg:y1="0.386cm" svg:x2="17.403cm" svg:y2="0.465cm"><text:p/></draw:line></text:p>
        </text:list-item>
        <text:list-item>
          <text:p text:style-name="P2"><text:span text:style-name="Strong_20_Emphasis"><text:span text:style-name="T3">auction</text:span></text:span><text:span text:style-name="Strong_20_Emphasis">_categorical_2</text:span>: Una variable categórica.</text:p>
        </text:list-item>
        <text:list-item>
          <text:p text:style-name="P2"><text:span text:style-name="Strong_20_Emphasis"><text:span text:style-name="T3">auction</text:span></text:span><text:span text:style-name="Strong_20_Emphasis">_categorical_3</text:span>: Una variable categórica.</text:p>
        </text:list-item>
        <text:list-item>
          <text:p text:style-name="P2"><text:span text:style-name="Strong_20_Emphasis"><text:span text:style-name="T3">auction</text:span></text:span><text:span text:style-name="Strong_20_Emphasis">_categorical_4</text:span>: Una variable categórica.</text:p>
        </text:list-item>
        <text:list-item>
          <text:p text:style-name="P2"><text:span text:style-name="Strong_20_Emphasis"><text:span text:style-name="T3">auction</text:span></text:span><text:span text:style-name="Strong_20_Emphasis">_categorical_5</text:span>: Una variable categórica.</text:p>
        </text:list-item>
        <text:list-item>
          <text:p text:style-name="P2"><text:span text:style-name="Strong_20_Emphasis"><text:span text:style-name="T3">auction</text:span></text:span><text:span text:style-name="Strong_20_Emphasis">_categorical_6</text:span>: Una variable categórica.</text:p>
        </text:list-item>
        <text:list-item>
          <text:p text:style-name="P3"><text:span text:style-name="Strong_20_Emphasis"><text:span text:style-name="T3">auction</text:span></text:span><text:span text:style-name="Strong_20_Emphasis">_categorical_10</text:span>: Una variable categórica.</text:p>
        </text:list-item>
        <text:list-item>
          <text:p text:style-name="P3"><text:span text:style-name="Strong_20_Emphasis"><text:span text:style-name="T3">auction</text:span></text:span><text:span text:style-name="Strong_20_Emphasis">_categorical_12</text:span>: Una variable categórica.</text:p>
        </text:list-item>
      </text:list>
      <text:p text:style-name="Text_20_body"><draw:line text:anchor-type="paragraph" draw:z-index="6" draw:name="Forma1" draw:style-name="gr1" draw:text-style-name="P8" svg:x1="0.681cm" svg:y1="0.386cm" svg:x2="17.403cm" svg:y2="0.465cm"><text:p/></draw:line></text:p>
      <text:list xml:id="list183206645212653" text:continue-numbering="true" text:style-name="L2">
        <text:list-item>
          <text:p text:style-name="P2"><text:span text:style-name="Strong_20_Emphasis"><text:span text:style-name="T3">auction</text:span></text:span><text:span text:style-name="Strong_20_Emphasis">_list_0</text:span>: Lista de categorías relacionadas con la subasta.</text:p>
        </text:list-item>
      </text:list>
      <text:p text:style-name="Text_20_body"><draw:line text:anchor-type="paragraph" draw:z-index="7" draw:name="Forma1" draw:style-name="gr1" draw:text-style-name="P8" svg:x1="0.681cm" svg:y1="0.386cm" svg:x2="17.403cm" svg:y2="0.465cm"><text:p/></draw:line></text:p>
      <text:list xml:id="list183207912160852" text:continue-numbering="true" text:style-name="L2">
        <text:list-item>
          <text:p text:style-name="P2"><text:span text:style-name="Strong_20_Emphasis"><text:span text:style-name="T4">creative</text:span></text:span><text:span text:style-name="Strong_20_Emphasis">_categorical_0</text:span>: Unidad de negocio.</text:p>
        </text:list-item>
        <text:list-item>
          <text:p text:style-name="P2"><text:span text:style-name="Strong_20_Emphasis"><text:span text:style-name="T4">creative</text:span></text:span><text:span text:style-name="Strong_20_Emphasis">_categorical_1</text:span>: Una variable categórica.</text:p>
        </text:list-item>
        <text:list-item>
          <text:p text:style-name="P3"><text:span text:style-name="Strong_20_Emphasis"><text:span text:style-name="T4">creative</text:span></text:span><text:span text:style-name="Strong_20_Emphasis">_categorical_2</text:span>: Una variable categórica.</text:p>
        </text:list-item>
        <text:list-item>
          <text:p text:style-name="P3"><text:span text:style-name="Strong_20_Emphasis"><text:span text:style-name="T4">creative</text:span></text:span><text:span text:style-name="Strong_20_Emphasis">_categorical_3</text:span>: Una variable categórica.</text:p>
        </text:list-item>
        <text:list-item>
          <text:p text:style-name="P3"><text:span text:style-name="Strong_20_Emphasis"><text:span text:style-name="T4">creative</text:span></text:span><text:span text:style-name="Strong_20_Emphasis">_categorical_4</text:span>: Una variable categórica.</text:p>
        </text:list-item>
      </text:list>
      <text:p text:style-name="P5"><draw:line text:anchor-type="paragraph" draw:z-index="8" draw:name="Forma1" draw:style-name="gr1" draw:text-style-name="P8" svg:x1="0.681cm" svg:y1="0.386cm" svg:x2="17.403cm" svg:y2="0.465cm"><text:p/></draw:line></text:p>
      <text:list xml:id="list183206791119072" text:continue-numbering="true" text:style-name="L2">
        <text:list-item>
          <text:p text:style-name="P3"><text:span text:style-name="Strong_20_Emphasis"><text:span text:style-name="T4">creative</text:span></text:span><text:span text:style-name="Strong_20_Emphasis">_categorical_5</text:span>: Unidad de negocio.</text:p>
        </text:list-item>
        <text:list-item>
          <text:p text:style-name="P3"><text:span text:style-name="Strong_20_Emphasis"><text:span text:style-name="T4">creative</text:span></text:span><text:span text:style-name="Strong_20_Emphasis">_categorical_6</text:span>: Una variable categórica.</text:p>
        </text:list-item>
        <text:list-item>
          <text:p text:style-name="P3"><text:span text:style-name="Strong_20_Emphasis"><text:span text:style-name="T4">creative</text:span></text:span><text:span text:style-name="Strong_20_Emphasis">_categorical_7</text:span>: Una variable categórica.</text:p>
        </text:list-item>
        <text:list-item>
          <text:p text:style-name="P3"><text:span text:style-name="Strong_20_Emphasis"><text:span text:style-name="T4">creative</text:span></text:span><text:span text:style-name="Strong_20_Emphasis">_categorical_8</text:span>: Una variable categórica.</text:p>
        </text:list-item>
        <text:list-item>
          <text:p text:style-name="P3"><text:soft-page-break/><text:span text:style-name="Strong_20_Emphasis"><text:span text:style-name="T4">creative</text:span></text:span><text:span text:style-name="Strong_20_Emphasis">_categorical_9</text:span>: Una variable categórica.</text:p>
        </text:list-item>
        <text:list-item>
          <text:p text:style-name="P2"><text:span text:style-name="Strong_20_Emphasis"><text:span text:style-name="T4">creative</text:span></text:span><text:span text:style-name="Strong_20_Emphasis">_categorical_10</text:span>: Una variable categórica.</text:p>
        </text:list-item>
        <text:list-item>
          <text:p text:style-name="P2"><text:span text:style-name="Strong_20_Emphasis"><text:span text:style-name="T4">creative</text:span></text:span><text:span text:style-name="Strong_20_Emphasis">_categorical_11</text:span>: Una variable categórica.</text:p>
        </text:list-item>
        <text:list-item>
          <text:p text:style-name="P2"><text:span text:style-name="Strong_20_Emphasis"><text:span text:style-name="T4">creative</text:span></text:span><text:span text:style-name="Strong_20_Emphasis">_categorical_12</text:span>: Una variable categórica.</text:p>
        </text:list-item>
      </text:list>
      <text:p text:style-name="Text_20_body"><draw:line text:anchor-type="paragraph" draw:z-index="9" draw:name="Forma1" draw:style-name="gr1" draw:text-style-name="P8" svg:x1="0.681cm" svg:y1="0.386cm" svg:x2="17.403cm" svg:y2="0.465cm"><text:p/></draw:line></text:p>
      <text:list xml:id="list183208116360816" text:continue-numbering="true" text:style-name="L2">
        <text:list-item>
          <text:p text:style-name="P2"><text:span text:style-name="Strong_20_Emphasis"><text:span text:style-name="T4">creative</text:span></text:span><text:span text:style-name="Strong_20_Emphasis">_</text:span><text:span text:style-name="Strong_20_Emphasis"><text:span text:style-name="T6">height</text:span></text:span>: Altura (en pixels) del espacio del aviso.</text:p>
        </text:list-item>
        <text:list-item>
          <text:p text:style-name="P2"><text:span text:style-name="Strong_20_Emphasis"><text:span text:style-name="T4">creative</text:span></text:span><text:span text:style-name="Strong_20_Emphasis">_</text:span><text:span text:style-name="Strong_20_Emphasis"><text:span text:style-name="T6">width</text:span></text:span>: Ancho (en pixels) del espacio del aviso.</text:p>
        </text:list-item>
      </text:list>
      <text:p text:style-name="Text_20_body"><draw:line text:anchor-type="paragraph" draw:z-index="10" draw:name="Forma1" draw:style-name="gr1" draw:text-style-name="P8" svg:x1="0.681cm" svg:y1="0.386cm" svg:x2="17.403cm" svg:y2="0.465cm"><text:p/></draw:line></text:p>
      <text:list xml:id="list183207823245828" text:continue-numbering="true" text:style-name="L2">
        <text:list-item>
          <text:p text:style-name="P2"><text:span text:style-name="Strong_20_Emphasis">device_id</text:span>: Identificador único (o casi) del dispositivo.</text:p>
        </text:list-item>
        <text:list-item>
          <text:p text:style-name="P2"><text:span text:style-name="Strong_20_Emphasis">device_</text:span><text:span text:style-name="Strong_20_Emphasis"><text:span text:style-name="T6">id_type</text:span></text:span>: Tipo de identificador de dispositivos. Hay muchos tipos de identificadores e incluso un dispositivo puede tener varios tipos distintos.</text:p>
        </text:list-item>
        <text:list-item>
          <text:p text:style-name="P2"><text:span text:style-name="Strong_20_Emphasis">gender</text:span>: género.</text:p>
        </text:list-item>
        <text:list-item>
          <text:p text:style-name="P2"><text:span text:style-name="Strong_20_Emphasis">has_video</text:span>: Una variable que indica si el <text:span text:style-name="Emphasis">banner</text:span> contiene un video.</text:p>
        </text:list-item>
        <text:list-item>
          <text:p text:style-name="P2"><text:span text:style-name="Strong_20_Emphasis">timezone_offset</text:span>: Diferencia horaria (timezone offset) en horas respecto al país y región de la subas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6:44:38.694975960</meta:creation-date>
    <dc:date>2018-07-05T18:32:05.978595286</dc:date>
    <meta:editing-duration>PT1H5M36S</meta:editing-duration>
    <meta:editing-cycles>2</meta:editing-cycles>
    <meta:generator>LibreOffice/5.1.6.2$Linux_X86_64 LibreOffice_project/10m0$Build-2</meta:generator>
    <meta:document-statistic meta:table-count="0" meta:image-count="0" meta:object-count="0" meta:page-count="4" meta:paragraph-count="77" meta:word-count="843" meta:character-count="5795" meta:non-whitespace-character-count="5083"/>
  </office:meta>
</office:document-meta>
</file>